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67cm" svg:height="1.666cm" draw:transform="rotate (-0.386066830541146) translate (4.9429046420559cm 6.909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598) rotate (-2.15652882376419) translate (5.6028736382088cm 7.186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18) rotate (-2.1547834945122) translate (5.0211128870663cm 8.218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5:14.035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